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af87" officeooo:paragraph-rsid="0004af87"/>
    </style:style>
    <style:style style:name="P2" style:family="paragraph" style:parent-style-name="Standard">
      <style:text-properties officeooo:rsid="00067371" officeooo:paragraph-rsid="00067371"/>
    </style:style>
    <style:style style:name="P3" style:family="paragraph" style:parent-style-name="Standard">
      <style:text-properties fo:font-weight="bold" officeooo:rsid="0004af87" officeooo:paragraph-rsid="0004af87" style:font-weight-asian="bold" style:font-weight-complex="bold"/>
    </style:style>
    <style:style style:name="P4" style:family="paragraph" style:parent-style-name="Standard">
      <style:text-properties fo:font-weight="bold" officeooo:rsid="000818d1" officeooo:paragraph-rsid="000818d1" style:font-weight-asian="bold" style:font-weight-complex="bold"/>
    </style:style>
    <style:style style:name="P5" style:family="paragraph" style:parent-style-name="Standard">
      <style:text-properties fo:font-weight="bold" officeooo:rsid="001d3151" officeooo:paragraph-rsid="001d3151" style:font-weight-asian="bold" style:font-weight-complex="bold"/>
    </style:style>
    <style:style style:name="P6" style:family="paragraph" style:parent-style-name="Standard">
      <style:text-properties fo:font-weight="bold" officeooo:rsid="001ef8d4" officeooo:paragraph-rsid="001ef8d4" style:font-weight-asian="bold" style:font-weight-complex="bold"/>
    </style:style>
    <style:style style:name="P7" style:family="paragraph" style:parent-style-name="Standard">
      <style:text-properties fo:font-weight="bold" officeooo:rsid="0022eeae" officeooo:paragraph-rsid="0022eeae" style:font-weight-asian="bold" style:font-weight-complex="bold"/>
    </style:style>
    <style:style style:name="P8" style:family="paragraph" style:parent-style-name="Standard">
      <style:text-properties fo:font-weight="bold" officeooo:rsid="0025cd2d" officeooo:paragraph-rsid="0025cd2d" style:font-weight-asian="bold" style:font-weight-complex="bold"/>
    </style:style>
    <style:style style:name="P9" style:family="paragraph" style:parent-style-name="Standard">
      <style:text-properties fo:font-weight="bold" officeooo:rsid="001cc9f3" officeooo:paragraph-rsid="001cc9f3" style:font-weight-asian="bold" style:font-weight-complex="bold"/>
    </style:style>
    <style:style style:name="P10" style:family="paragraph" style:parent-style-name="Standard">
      <style:text-properties officeooo:rsid="000818d1" officeooo:paragraph-rsid="000818d1"/>
    </style:style>
    <style:style style:name="P11" style:family="paragraph" style:parent-style-name="Standard">
      <style:text-properties officeooo:rsid="000a13d5" officeooo:paragraph-rsid="000a13d5"/>
    </style:style>
    <style:style style:name="P12" style:family="paragraph" style:parent-style-name="Standard">
      <style:text-properties officeooo:rsid="000b8a53" officeooo:paragraph-rsid="000b8a53"/>
    </style:style>
    <style:style style:name="P13" style:family="paragraph" style:parent-style-name="Standard">
      <style:text-properties officeooo:rsid="000d2c42" officeooo:paragraph-rsid="000d2c42"/>
    </style:style>
    <style:style style:name="P14" style:family="paragraph" style:parent-style-name="Standard">
      <style:text-properties officeooo:rsid="000e710e" officeooo:paragraph-rsid="000e710e"/>
    </style:style>
    <style:style style:name="P15" style:family="paragraph" style:parent-style-name="Standard">
      <style:text-properties officeooo:rsid="001cc9f3" officeooo:paragraph-rsid="001cc9f3"/>
    </style:style>
    <style:style style:name="P16" style:family="paragraph" style:parent-style-name="Standard">
      <style:text-properties officeooo:rsid="001d3151" officeooo:paragraph-rsid="001d3151"/>
    </style:style>
    <style:style style:name="P17" style:family="paragraph" style:parent-style-name="Standard">
      <style:text-properties officeooo:rsid="001ef8d4" officeooo:paragraph-rsid="001ef8d4"/>
    </style:style>
    <style:style style:name="P18" style:family="paragraph" style:parent-style-name="Standard">
      <style:text-properties fo:font-weight="normal" officeooo:rsid="001ef8d4" officeooo:paragraph-rsid="001ef8d4" style:font-weight-asian="normal" style:font-weight-complex="normal"/>
    </style:style>
    <style:style style:name="P19" style:family="paragraph" style:parent-style-name="Standard">
      <style:text-properties fo:font-weight="normal" officeooo:rsid="002006b7" officeooo:paragraph-rsid="002006b7" style:font-weight-asian="normal" style:font-weight-complex="normal"/>
    </style:style>
    <style:style style:name="P20" style:family="paragraph" style:parent-style-name="Standard">
      <style:text-properties fo:font-weight="normal" officeooo:rsid="0021868e" officeooo:paragraph-rsid="0021868e" style:font-weight-asian="normal" style:font-weight-complex="normal"/>
    </style:style>
    <style:style style:name="P21" style:family="paragraph" style:parent-style-name="Standard">
      <style:text-properties fo:font-weight="normal" officeooo:rsid="0022eeae" officeooo:paragraph-rsid="0022eeae" style:font-weight-asian="normal" style:font-weight-complex="normal"/>
    </style:style>
    <style:style style:name="P22" style:family="paragraph" style:parent-style-name="Standard">
      <style:text-properties fo:font-weight="normal" officeooo:rsid="0024c235" officeooo:paragraph-rsid="0024c235" style:font-weight-asian="normal" style:font-weight-complex="normal"/>
    </style:style>
    <style:style style:name="P23" style:family="paragraph" style:parent-style-name="Standard">
      <style:text-properties fo:font-weight="normal" officeooo:rsid="0025cd2d" officeooo:paragraph-rsid="0025cd2d" style:font-weight-asian="normal" style:font-weight-complex="normal"/>
    </style:style>
    <style:style style:name="P24" style:family="paragraph" style:parent-style-name="Standard">
      <style:text-properties fo:font-weight="normal" officeooo:rsid="0025ff59" officeooo:paragraph-rsid="0025ff59" style:font-weight-asian="normal" style:font-weight-complex="normal"/>
    </style:style>
    <style:style style:name="P25" style:family="paragraph" style:parent-style-name="Standard">
      <style:text-properties fo:font-weight="normal" officeooo:rsid="00260f63" officeooo:paragraph-rsid="00260f63" style:font-weight-asian="normal" style:font-weight-complex="normal"/>
    </style:style>
    <style:style style:name="P26" style:family="paragraph" style:parent-style-name="Standard">
      <style:text-properties fo:font-weight="normal" officeooo:rsid="00271589" officeooo:paragraph-rsid="00271589" style:font-weight-asian="normal" style:font-weight-complex="normal"/>
    </style:style>
    <style:style style:name="P27" style:family="paragraph" style:parent-style-name="Standard">
      <style:text-properties fo:font-weight="normal" officeooo:rsid="0028cfa8" officeooo:paragraph-rsid="0028cfa8" style:font-weight-asian="normal" style:font-weight-complex="normal"/>
    </style:style>
    <style:style style:name="P28" style:family="paragraph" style:parent-style-name="Standard">
      <style:text-properties fo:font-weight="normal" officeooo:rsid="002ab7d5" officeooo:paragraph-rsid="002ab7d5" style:font-weight-asian="normal" style:font-weight-complex="normal"/>
    </style:style>
    <style:style style:name="P29" style:family="paragraph" style:parent-style-name="Standard">
      <style:text-properties fo:font-weight="normal" officeooo:rsid="002dcd92" officeooo:paragraph-rsid="002dcd92" style:font-weight-asian="normal" style:font-weight-complex="normal"/>
    </style:style>
    <style:style style:name="P30" style:family="paragraph" style:parent-style-name="Standard">
      <style:text-properties fo:font-weight="normal" officeooo:rsid="002ea889" officeooo:paragraph-rsid="002ea889" style:font-weight-asian="normal" style:font-weight-complex="normal"/>
    </style:style>
    <style:style style:name="P31" style:family="paragraph" style:parent-style-name="Standard">
      <style:text-properties fo:font-weight="normal" officeooo:rsid="002f186b" officeooo:paragraph-rsid="002f186b" style:font-weight-asian="normal" style:font-weight-complex="normal"/>
    </style:style>
    <style:style style:name="P32" style:family="paragraph" style:parent-style-name="Standard">
      <style:text-properties fo:font-weight="normal" officeooo:rsid="00303935" officeooo:paragraph-rsid="00303935" style:font-weight-asian="normal" style:font-weight-complex="normal"/>
    </style:style>
    <style:style style:name="P33" style:family="paragraph" style:parent-style-name="Standard">
      <style:text-properties fo:font-weight="normal" officeooo:rsid="0031a689" officeooo:paragraph-rsid="0031a689" style:font-weight-asian="normal" style:font-weight-complex="normal"/>
    </style:style>
    <style:style style:name="P34" style:family="paragraph" style:parent-style-name="Standard">
      <style:text-properties fo:font-weight="normal" officeooo:rsid="0034cdd9" officeooo:paragraph-rsid="0034cdd9" style:font-weight-asian="normal" style:font-weight-complex="normal"/>
    </style:style>
    <style:style style:name="P35" style:family="paragraph" style:parent-style-name="Standard">
      <style:text-properties fo:font-weight="normal" officeooo:rsid="00379613" officeooo:paragraph-rsid="00379613" style:font-weight-asian="normal" style:font-weight-complex="normal"/>
    </style:style>
    <style:style style:name="P36" style:family="paragraph" style:parent-style-name="Standard">
      <style:text-properties style:font-name="sans-serif" fo:font-size="19.5pt" fo:font-weight="normal" officeooo:rsid="0034cdd9" officeooo:paragraph-rsid="0034cdd9" style:font-weight-asian="normal" style:font-weight-complex="normal"/>
    </style:style>
    <style:style style:name="P37" style:family="paragraph" style:parent-style-name="Standard">
      <style:text-properties style:font-name="serif" fo:font-size="12.75pt"/>
    </style:style>
    <style:style style:name="P38" style:family="paragraph" style:parent-style-name="Standard">
      <style:text-properties style:font-name="serif" fo:font-size="12.75pt" fo:font-weight="bold" style:font-weight-asian="bold" style:font-weight-complex="bold"/>
    </style:style>
    <style:style style:name="P39" style:family="paragraph" style:parent-style-name="Standard">
      <style:text-properties style:font-name="serif" fo:font-size="12.75pt" fo:font-weight="bold" officeooo:rsid="0034cdd9" officeooo:paragraph-rsid="0034cdd9" style:font-weight-asian="bold" style:font-weight-complex="bold"/>
    </style:style>
    <style:style style:name="P40" style:family="paragraph" style:parent-style-name="Standard">
      <style:text-properties style:font-name="serif" fo:font-size="7.5pt"/>
    </style:style>
    <style:style style:name="P41" style:family="paragraph" style:parent-style-name="Preformatted_20_Text">
      <style:text-properties officeooo:rsid="000e710e" officeooo:paragraph-rsid="000e710e"/>
    </style:style>
    <style:style style:name="P42" style:family="paragraph" style:parent-style-name="Preformatted_20_Text">
      <style:text-properties fo:font-weight="normal" officeooo:rsid="00303935" officeooo:paragraph-rsid="00303935" style:font-weight-asian="normal" style:font-weight-complex="normal"/>
    </style:style>
    <style:style style:name="P43" style:family="paragraph" style:parent-style-name="Preformatted_20_Text">
      <style:paragraph-properties fo:margin-top="0in" fo:margin-bottom="0.1965in" style:contextual-spacing="false"/>
    </style:style>
    <style:style style:name="P44" style:family="paragraph" style:parent-style-name="Standard">
      <style:text-properties fo:font-weight="normal" officeooo:rsid="00391e9d" officeooo:paragraph-rsid="00391e9d" style:font-weight-asian="normal" style:font-weight-complex="normal"/>
    </style:style>
    <style:style style:name="P45" style:family="paragraph" style:parent-style-name="Standard">
      <style:text-properties fo:font-weight="normal" officeooo:rsid="003ae403" officeooo:paragraph-rsid="003ae403"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officeooo:rsid="00198a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count </text:p>
      <text:p text:style-name="P1">The account storage location is a uniquely named storage area that will contain the </text:p>
      <text:p text:style-name="P1">metadata (descriptive information) about the account itself, as well as the list of </text:p>
      <text:p text:style-name="P1">containers in the account. Note that in Swift, an account is not a user identity. When </text:p>
      <text:p text:style-name="P1">you hear account, think storage area.</text:p>
      <text:p text:style-name="P3"/>
      <text:p text:style-name="P3">/account/container </text:p>
      <text:p text:style-name="P1">The container storage location is the user-defined storage area within an account </text:p>
      <text:p text:style-name="P1">where metadata about the container itself and the list of objects in the container </text:p>
      <text:p text:style-name="P1">will be stored.</text:p>
      <text:p text:style-name="P1"/>
      <text:p text:style-name="P3">/account/container/object </text:p>
      <text:p text:style-name="P1">The object storage location is where the data object and its metadata will be stored.</text:p>
      <text:p text:style-name="P1"/>
      <text:p text:style-name="P1">Objects can have the same name as long as they are in different accounts or </text:p>
      <text:p text:style-name="P1">containers</text:p>
      <text:p text:style-name="P1"/>
      <text:p text:style-name="P1"><text:span text:style-name="T1">Accounts</text:span> </text:p>
      <text:p text:style-name="P1">Accounts are the root storage location for data. Sometimes compared to a filesystem </text:p>
      <text:p text:style-name="P1">volume, accounts are uniquely named spaces in the system. Each account has a </text:p>
      <text:p text:style-name="P1">database that stores both the metadata for the account and a listing of all the con‐ </text:p>
      <text:p text:style-name="P1">tainers within the account. Account metadata headers are stored as key–value pairs </text:p>
      <text:p text:style-name="P1">(name and value) with the same durability guarantees of all Swift data.</text:p>
      <text:p text:style-name="P1"/>
      <text:p text:style-name="P1">Accounts can be designated for single-user access or for multiuser access depending </text:p>
      <text:p text:style-name="P1">on the permissions that are set. It is common to see single-user access for individual </text:p>
      <text:p text:style-name="P1">users or service accounts such as “backups,” and multiuser access for projects where </text:p>
      <text:p text:style-name="P1">many team members will require access to the account. Swift users with the correct </text:p>
      <text:p text:style-name="P1">permissions can create, modify, and remove containers and objects within an ac‐ </text:p>
      <text:p text:style-name="P1">count. </text:p>
      <text:p text:style-name="P1">Remember that in Swift, an account is a storage account and not a user identity. </text:p>
      <text:p text:style-name="P1">When you see account, think storage location. We’ll make this point repeatedly </text:p>
      <text:p text:style-name="P1">throughout the book because we’ve found that many people who are new to Swift </text:p>
      <text:p text:style-name="P1">struggle at first to distinguish between a Swift account (storage) and a Swift user </text:p>
      <text:p text:style-name="P1">(identity).</text:p>
      <text:p text:style-name="P1"/>
      <text:p text:style-name="P1">Containers are user-defined segments of the account namespace that provide the </text:p>
      <text:p text:style-name="P1">storage location where objects are found. Although containers cannot be nested, </text:p>
      <text:p text:style-name="P1">they are conceptually similar to directories or folders in a filesystem. Because they </text:p>
      <text:p text:style-name="P1">are one level down in storage location (/account/container), containers do not have </text:p>
      <text:p text:style-name="P1">globally unique naming constraints. Having two containers with the same name in </text:p>
      <text:p text:style-name="P1">different accounts ( /AccountA/Container1 and /AccountB/Container1 ) is per‐ </text:p>
      <text:p text:style-name="P1">fectly valid. There is no limit to the number of containers a user may create within </text:p>
      <text:p text:style-name="P1">a Swift account.</text:p>
      <text:p text:style-name="P1"/>
      <text:p text:style-name="P1">Objects are the data stored in OpenStack Swift. They could be photos, videos, </text:p>
      <text:p text:style-name="P1">documents, log files, database backups, filesystem snapshots, or any other data. Each </text:p>
      <text:p text:style-name="P1">object typically includes the data itself and its metadata. </text:p>
      <text:p text:style-name="P1">Metadata headers are stored as key–value pairs (name and value) with all the du‐ </text:p>
      <text:p text:style-name="P1">rability guarantees of the object data, and require no extra latency to retrieve. Met‐ </text:p>
      <text:p text:style-name="P1">adata can provide important information about the object. For example, a video </text:p>
      <text:p text:style-name="P1">production house could store the video format and duration along with the content; </text:p>
      <text:p text:style-name="P1"><text:soft-page-break/>a document could contain authorship information; or a genome sequence could </text:p>
      <text:p text:style-name="P1">contain information about the process by which it was generated. </text:p>
      <text:p text:style-name="P1">Every object must belong to a container. When an object is stored in the cluster, </text:p>
      <text:p text:style-name="P1">users will always reference it by the object storage location (/account/container/ </text:p>
      <text:p text:style-name="P1">object). There is no limit to the number of objects that a user may store within a </text:p>
      <text:p text:style-name="P1">container.</text:p>
      <text:p text:style-name="P1"/>
      <text:p text:style-name="P1"/>
      <text:p text:style-name="P1">Swift data (the accounts, containers, and objects) are resources that eventually get stored </text:p>
      <text:p text:style-name="P1">on physical hardware. We refer to a machine running Swift processes as a node. A Swift </text:p>
      <text:p text:style-name="P1">cluster is a group of nodes that collectively </text:p>
      <text:p text:style-name="P1"/>
      <text:p text:style-name="P1"/>
      <text:p text:style-name="P1"><text:span text:style-name="T1">Regions</text:span> </text:p>
      <text:p text:style-name="P1">Swift allows the parts of the cluster that are physically separate to be defined as </text:p>
      <text:p text:style-name="P1">regions. Regions are often defined by geographical boundaries. For example, a new </text:p>
      <text:p text:style-name="P1">region might be defined for several racks of servers (nodes) that are placed in a </text:p>
      <text:p text:style-name="P1">higher-latency, off-site location away from the other nodes in the cluster. A cluster </text:p>
      <text:p text:style-name="P1">must have a minimum of one region; as a result, there are many single-region clus‐ </text:p>
      <text:p text:style-name="P1">ters where all the nodes belong to the same region. Once a cluster is using two or </text:p>
      <text:p text:style-name="P1">more regions, it is a multi-region cluster (MRC).</text:p>
      <text:p text:style-name="P1"/>
      <text:p text:style-name="P1"><text:span text:style-name="T2">Zones</text:span> </text:p>
      <text:p text:style-name="P1">Within regions, Swift allows availability zones to be configured to isolate failures. </text:p>
      <text:p text:style-name="P1">An availability zone should be defined by a distinct set of physical hardware whose </text:p>
      <text:p text:style-name="P1">failure is isolated from other zones. In a large deployment, availability zones might </text:p>
      <text:p text:style-name="P1">be defined as separate facilities in a data center, perhaps separated by firewalls and </text:p>
      <text:p text:style-name="P1">powered by different utility providers. In a single data center deployment, the </text:p>
      <text:p text:style-name="P1">availability zones might be different racks. While there does need to be at least one </text:p>
      <text:p text:style-name="P1">zone in a cluster, it is far more common for a cluster to have many zones. </text:p>
      <text:p text:style-name="P1"><text:span text:style-name="T1">Nodes</text:span> </text:p>
      <text:p text:style-name="P1">Nodes are physical servers that run one or more Swift server processes. The main </text:p>
      <text:p text:style-name="P1">Swift server processes are proxy, account, container, and object. A node running </text:p>
      <text:p text:style-name="P1">an account or container server process will also be storing account or container </text:p>
      <text:p text:style-name="P1">data and metadata. A node running an object server process will also be storing </text:p>
      <text:p text:style-name="P1">objects and their metadata. </text:p>
      <text:p text:style-name="P1">A collection of nodes that run all the processes needed for Swift to act a distributed </text:p>
      <text:p text:style-name="P1">storage system is referred to as a cluster. As discussed in this section, there are many </text:p>
      <text:p text:style-name="P1">ways to logically group the nodes in a cluster, mostly based on physical criteria. An </text:p>
      <text:p text:style-name="P1">additional way to group nodes is with storage policies. </text:p>
      <text:p text:style-name="P1"><text:span text:style-name="T1">Storage policies</text:span> </text:p>
      <text:p text:style-name="P1">Storage policies are a way for Swift operators to define space within a cluster that </text:p>
      <text:p text:style-name="P1">can be customized in numerous ways, including by location, replication, hardware, </text:p>
      <text:p text:style-name="P1">and partitions to meet specific data storage needs. A powerful and flexible tool, </text:p>
      <text:p text:style-name="P1">storage policies are set at the object level and implemented at the container level. </text:p>
      <text:p text:style-name="P1">This increased versatility of a Swift object storage cluster means that operators can </text:p>
      <text:p text:style-name="P1">create storage policies that target hardware tiering, increased data durability, geo‐ </text:p>
      <text:p text:style-name="P1">graphic constraints, and more. </text:p>
      <text:p text:style-name="P1">For example, one storage policy could distribute data across multiple regions, an‐ </text:p>
      <text:p text:style-name="P1">other could distribute replicas across a single region, and a single region, and a third could be deployed </text:p>
      <text:p text:style-name="P1">only on fast storage media such as SSDs<text:tab/></text:p>
      <text:p text:style-name="P1"><text:soft-page-break/></text:p>
      <text:p text:style-name="P1"/>
      <text:p text:style-name="P1"/>
      <text:p text:style-name="P1">Let’s take a closer look at the server processes. </text:p>
      <text:p text:style-name="P1"><text:span text:style-name="T1">Proxy layer</text:span> </text:p>
      <text:p text:style-name="P1">The proxy server process is the only part of the Swift cluster that communicates </text:p>
      <text:p text:style-name="P1">with external clients. It coordinates the read and write requests from clients, and </text:p>
      <text:p text:style-name="P1">implements the read and write guarantees of the system. </text:p>
      <text:p text:style-name="P1"><text:span text:style-name="T1">Server Processes</text:span> </text:p>
      <text:p text:style-name="P1">For example, when a client sends a write request for an object to Swift, the proxy </text:p>
      <text:p text:style-name="P1">server process determines which nodes would store the object and sends the data </text:p>
      <text:p text:style-name="P1">to the object server processes on those nodes concurrently. If one of the primary </text:p>
      <text:p text:style-name="P1">nodes is unavailable, the proxy server process will choose an appropriate hand-off </text:p>
      <text:p text:style-name="P1">node to write data to. Once a majority of the object server processes respond with </text:p>
      <text:p text:style-name="P1">success, then the proxy server process returns a success response code to the client. </text:p>
      <text:p text:style-name="P1">All messages to and from the proxy server process use standard HTTP verbs (such </text:p>
      <text:p text:style-name="P1">as GET , PUT , POST , DELETE ) and response codes. We cover this communication in </text:p>
      <text:p text:style-name="P1">more detail in Chapter 4. The proxy server process also handles <text:tab/>. It uses a shared-nothing architecture, so it can be scaled as </text:p>
      <text:p text:style-name="P1">needed depending on projected workloads. </text:p>
      <text:p text:style-name="P1"><text:span text:style-name="T1">Account layer</text:span> </text:p>
      <text:p text:style-name="P1">The account server process provides metadata for the individual accounts and a list </text:p>
      <text:p text:style-name="P1">of the containers within an account. It stores its information in SQLite databases </text:p>
      <text:p text:style-name="P1">on disk. As with all Swift data, copies of the account data are made and distributed </text:p>
      <text:p text:style-name="P1">across the cluster. </text:p>
      <text:p text:style-name="P1"><text:span text:style-name="T1">Container layer</text:span> </text:p>
      <text:p text:style-name="P1">The container server process manages container metadata and a list of objects </text:p>
      <text:p text:style-name="P1">within each container. The server doesn’t know where those objects are, only which </text:p>
      <text:p text:style-name="P1">objects are in a specific container. The listings are stored as SQLite databases. As </text:p>
      <text:p text:style-name="P1">with all Swift data, copies of the container data are made and distributed across the </text:p>
      <text:p text:style-name="P1">cluster. The container server process also tracks statistics such as the total number </text:p>
      <text:p text:style-name="P1">of objects and total storage usage for that container. </text:p>
      <text:p text:style-name="P1"><text:span text:style-name="T1">Object layer</text:span> </text:p>
      <text:p text:style-name="P1">The object server process provides a blob storage service that can store, retrieve, </text:p>
      <text:p text:style-name="P1">and delete objects on the node’s drives. Objects are stored as binary files on the drive </text:p>
      <text:p text:style-name="P1">using a path containing its partition, discussed later in this section, and the opera‐ </text:p>
      <text:p text:style-name="P1">tion’s timestamp. This allows the object server process to store multiple versions of </text:p>
      <text:p text:style-name="P1">an object while serving up the latest version. </text:p>
      <text:p text:style-name="P1">The metadata of an object is stored in the file’s extended attributes ( xattrs ), which </text:p>
      <text:p text:style-name="P1">are supported by most modern filesystems. This design allows the object’s data and </text:p>
      <text:p text:style-name="P1">metadata to be stored together and copied as a single unit. </text:p>
      <text:p text:style-name="P1">Each object is stored as a single file on disk unless its size exceeds the maximum </text:p>
      <text:p text:style-name="P1">file size configured for the Swift cluster. This maximum file size defaults to a rather </text:p>
      <text:p text:style-name="P1">small value, 5 GB, in order to prevent a single object from filling up a disk while </text:p>
      <text:p text:style-name="P1">most of the cluster is empty. If an object to be stored is very large, it is divided into </text:p>
      <text:p text:style-name="P1">several segments and stored with a manifest to allow reassembly later.</text:p>
      <text:p text:style-name="P1"/>
      <text:p text:style-name="P1"/>
      <text:p text:style-name="P1"/>
      <text:p text:style-name="P1"/>
      <text:p text:style-name="P1"/>
      <text:p text:style-name="P1"/>
      <text:p text:style-name="P3"><text:soft-page-break/>Consistency Processes</text:p>
      <text:p text:style-name="P1">Many consistency processes run under the hood to ensure data integrity and availability. </text:p>
      <text:p text:style-name="P1">Consistency processes run in the background on nodes where the account, container, </text:p>
      <text:p text:style-name="P1">or object server processes are running. The proxy server process has no associated </text:p>
      <text:p text:style-name="P1">consistency processes because it does not store account, container, or object data. The </text:p>
      <text:p text:style-name="P1">specific consistency processes that run depend on the server process:<text:tab/></text:p>
      <text:p text:style-name="P1"/>
      <text:p text:style-name="P1"><text:span text:style-name="T1">Auditor</text:span> </text:p>
      <text:p text:style-name="P1">Auditor consistency processes run in the background on all nodes that store data, </text:p>
      <text:p text:style-name="P1">so if the account, container, or object server process is running on a node, so will </text:p>
      <text:p text:style-name="P1">the corresponding auditor. These account, container, and object auditors continu‐ </text:p>
      <text:p text:style-name="P1">ously scan the disks on their node to ensure that the stored data has not suffered </text:p>
      <text:p text:style-name="P1">filesystem corruption. If an error is found, the auditor moves the corrupted data to </text:p>
      <text:p text:style-name="P1">a quarantine area. </text:p>
      <text:p text:style-name="P1"><text:span text:style-name="T1">Replicator</text:span> </text:p>
      <text:p text:style-name="P1">Replicator consistency processes ensure that enough copies of the most recent ver‐ </text:p>
      <text:p text:style-name="P1">sion of the data are stored where they should be in the cluster. This allows the cluster </text:p>
      <text:p text:style-name="P1">to stay in a consistent state in the face of temporary error conditions, such as net‐ </text:p>
      <text:p text:style-name="P1">work outages or drive failures. The account, container, and object replicator pro‐ </text:p>
      <text:p text:style-name="P1">cesses run in the background on all nodes that are running the corresponding </text:p>
      <text:p text:style-name="P1">services. The replicator continuously examines its local node and compares the </text:p>
      <text:p text:style-name="P1">accounts, containers, or objects against the copies on remote nodes in the cluster. </text:p>
      <text:p text:style-name="P1">If one of the remote nodes has an old or missing resource, then the replicator will </text:p>
      <text:p text:style-name="P1">push its local copy out to that node to update or replace the data. This is called a </text:p>
      <text:p text:style-name="P1">Consistency Processes </text:p>
      <text:p text:style-name="P1"/>
      <text:p text:style-name="P1">replication update. It should be noted that the replicators are only pushing their </text:p>
      <text:p text:style-name="P1">local data out to remote nodes; they do not pull remote copies in if their local data </text:p>
      <text:p text:style-name="P1">is missing or out of date. </text:p>
      <text:p text:style-name="P1">The replicator also handles object and container deletions. Object deletion starts </text:p>
      <text:p text:style-name="P1">by creating a tombstone file (a zero-byte file with a name that ends with .ts) as the </text:p>
      <text:p text:style-name="P1">latest version of the object. The replicator pushes the tombstone file as the newest </text:p>
      <text:p text:style-name="P1">version to other replicas, and the object is removed from the entire system. </text:p>
      <text:p text:style-name="P1">Container deletion requires that there be no objects in the container. The container </text:p>
      <text:p text:style-name="P1">database is then marked as deleted and the replicators push this version out, thus </text:p>
      <text:p text:style-name="P1">removing the container from the cluster. </text:p>
      <text:p text:style-name="P1"><text:span text:style-name="T1">Account reaper</text:span> </text:p>
      <text:p text:style-name="P1">An account deletion request sets the status of an account to “deleted” so that it will </text:p>
      <text:p text:style-name="P1">no longer be used. This also marks it for the account reaper. When the account </text:p>
      <text:p text:style-name="P1">reaper locates an account marked as deleted, it begins stripping out all objects and </text:p>
      <text:p text:style-name="P1">containers associated with the account, ultimately removing the account record </text:p>
      <text:p text:style-name="P1">itself. To provide a buffer against error, the reaper can be configured with a delay </text:p>
      <text:p text:style-name="P1">so that it will wait for a specified period of time before it starts deleting data. </text:p>
      <text:p text:style-name="P1"><text:span text:style-name="T1">Container and object updaters</text:span> </text:p>
      <text:p text:style-name="P1">The container updater consistency process is responsible for keeping the container </text:p>
      <text:p text:style-name="P1">listings in the accounts up-to-date. Additionally, it updates the object count, con‐ </text:p>
      <text:p text:style-name="P1">tainer count, and bytes used in the account metadata. </text:p>
      <text:p text:style-name="P1">The object updater has a similar responsibility for ensuring the object listings in </text:p>
      <text:p text:style-name="P1">the containers are correct. However, the object updater is running as a redundancy. </text:p>
      <text:p text:style-name="P1">The object server is primarily responsible for updating the object listing in the </text:p>
      <text:p text:style-name="P1">container. Should it fail to do so, the updater takes over the attempt and will update </text:p>
      <text:p text:style-name="P1">the container listing as well as the object count and bytes used in the container </text:p>
      <text:p text:style-name="P1"><text:soft-page-break/>metadata. </text:p>
      <text:p text:style-name="P1"><text:span text:style-name="T1">Object expirer</text:span> </text:p>
      <text:p text:style-name="P1">Object expiration allows designated objects to be automatically deleted at a certain </text:p>
      <text:p text:style-name="P1">time. These processes are the ones that purge the designated data. For more on </text:p>
      <text:p text:style-name="P1">expiring objects, see Chapter 7.</text:p>
      <text:p text:style-name="P1"/>
      <text:p text:style-name="P2"><text:span text:style-name="T1">Partition power</text:span> </text:p>
      <text:p text:style-name="P2">The total number of partitions that can exist in your cluster is calculated using the </text:p>
      <text:p text:style-name="P2">partition power, an integer randomly picked during cluster creation.</text:p>
      <text:p text:style-name="P2"/>
      <text:p text:style-name="P2">total partitions in cluster = 2 partition power</text:p>
      <text:p text:style-name="P2"/>
      <text:p text:style-name="P2"><text:span text:style-name="T1">Replica count</text:span> </text:p>
      <text:p text:style-name="P2">When a Swift ring is built, the replica count value is how many copies of each partition </text:p>
      <text:p text:style-name="P2">will be placed across the cluster. For example, if you have a replica count of three, then </text:p>
      <text:p text:style-name="P2">each partition will be replicated for a total of three copies. Each of the three replicas will </text:p>
      <text:p text:style-name="P2">be stored on a different device in the cluster for redundancy. When an object is put into </text:p>
      <text:p text:style-name="P2">the cluster, its hash will match a partition and be copied to all three locations of that </text:p>
      <text:p text:style-name="P2">partition.</text:p>
      <text:p text:style-name="P2"/>
      <text:p text:style-name="P2"><text:span text:style-name="T1">Replica locks</text:span> </text:p>
      <text:p text:style-name="P2">While a partition is being moved, Swift will lock that partition’s replicas so that they are </text:p>
      <text:p text:style-name="P2">not eligible to be moved in order to ensure data availability. Locks are used both when </text:p>
      <text:p text:style-name="P2">the rings are being updated as well as operationally when data is moved. The exact length </text:p>
      <text:p text:style-name="P2">of time to lock the partition is set by the min_part_hours configuration option.</text:p>
      <text:p text:style-name="P2"/>
      <text:p text:style-name="P2"/>
      <text:p text:style-name="P2"><text:span text:style-name="T1">Distribution of Data</text:span> </text:p>
      <text:p text:style-name="P2">In addition to using the modified ring structure, Swift has two other mechanisms to </text:p>
      <text:p text:style-name="P2">distribute data evenly: </text:p>
      <text:p text:style-name="P2"><text:span text:style-name="T1">Weight</text:span> </text:p>
      <text:p text:style-name="P2">Swift uses a value called weight for each drive in the cluster. This user-defined value, </text:p>
      <text:p text:style-name="P2">set when the drive is added, is the drive’s relative weight compared to the other </text:p>
      <text:p text:style-name="P2">drives in the ring. The weight helps the cluster calculate how many partitions should </text:p>
      <text:p text:style-name="P2">be assigned to the drive. The higher the weight, the greater number of partitions </text:p>
      <text:p text:style-name="P2">Swift should assign to the drive. </text:p>
      <text:p text:style-name="P2"><text:span text:style-name="T1">Unique-as-possible</text:span> </text:p>
      <text:p text:style-name="P2">To ensure the cluster is storing data evenly across its defined spaces (regions, zones, </text:p>
      <text:p text:style-name="P2">nodes, and disks), Swift places partitions using an algorithm called unique-as- </text:p>
      <text:p text:style-name="P2">possible. The algorithm identifies the least-used region, then zone, then server </text:p>
      <text:p text:style-name="P2">(IP:port), and then, if necessary, the least-used disk, and then places the partition </text:p>
      <text:p text:style-name="P2">there. The “least-used” formula also attempts to place the partition replicas as far </text:p>
      <text:p text:style-name="P2">from each other as possible. </text:p>
      <text:p text:style-name="P2">This calculated placement gives deployers the flexibility to organize their infra‐ </text:p>
      <text:p text:style-name="P2">structure as they choose and configure Swift to take advantage of what has been </text:p>
      <text:p text:style-name="P2">deployed, rather than forcing the deployer to change the hardware to conform to </text:p>
      <text:p text:style-name="P2">the application.</text:p>
      <text:p text:style-name="P2"/>
      <text:p text:style-name="P2">Rings are created and updated by the ring-builder utility.There are two steps in ring </text:p>
      <text:p text:style-name="P2">creation: updating the builder files and rebalancing the rings.</text:p>
      <text:p text:style-name="P2"/>
      <text:p text:style-name="P2"/>
      <text:p text:style-name="P10"><text:soft-page-break/>It is important to note that the information in each builder file is separate from the </text:p>
      <text:p text:style-name="P10">others. So, for example, it is possible to add some drives to the account and container </text:p>
      <text:p text:style-name="P10">builder files but not the object files.</text:p>
      <text:p text:style-name="P10"/>
      <text:p text:style-name="P4">Rebalancing the Rings</text:p>
      <text:p text:style-name="P10"/>
      <text:p text:style-name="P10">Once the builder files are created or updated with all the necessary information, a ring </text:p>
      <text:p text:style-name="P10">can be built. The ring-builder utility is run using the rebalance command with the </text:p>
      <text:p text:style-name="P10">builder file as input. This is done for each of the rings: account, container, and object. </text:p>
      <text:p text:style-name="P10">Once these new rings are created, they will have to be copied to all the nodes, where </text:p>
      <text:p text:style-name="P10">they replace the old rings.</text:p>
      <text:p text:style-name="P10"/>
      <text:p text:style-name="P4">Inside the Rings</text:p>
      <text:p text:style-name="P10"/>
      <text:p text:style-name="P10">Each time Swift builds a ring, two important internal data structures are created and </text:p>
      <text:p text:style-name="P10">populated based on the builder file information.</text:p>
      <text:p text:style-name="P10"/>
      <text:p text:style-name="P4">Devices list</text:p>
      <text:p text:style-name="P10"/>
      <text:p text:style-name="P10">The ring-builder populates this list with all the devices that were added to the ring- </text:p>
      <text:p text:style-name="P10">builder file. Each entry for a drive includes its ID number, zone, weight, IP address, </text:p>
      <text:p text:style-name="P10">port, and device name (Figure 3-7). </text:p>
      <text:p text:style-name="P10"/>
      <text:p text:style-name="P4">Devices lookup table</text:p>
      <text:p text:style-name="P10"/>
      <text:p text:style-name="P10">This table contains one row per replica and one column per partition in the cluster. </text:p>
      <text:p text:style-name="P10">Typically it is three rows by thousands of columns (Figure 3-8). The ring-builder </text:p>
      <text:p text:style-name="P10">calculates the optimal drive to place each partition replica on using the drive weights </text:p>
      <text:p text:style-name="P10">and the unique-as-possible placement algorithm. It then records the drive in the </text:p>
      <text:p text:style-name="P10">table.</text:p>
      <text:p text:style-name="P10"/>
      <text:p text:style-name="P11"><text:span text:style-name="T1">Conclusion</text:span> </text:p>
      <text:p text:style-name="P11">In this chapter you’ve become acquainted with the key concepts Swift uses to organize, </text:p>
      <text:p text:style-name="P11">distribute, and serve data: </text:p>
      <text:p text:style-name="P11">• Accounts and containers to create unique namespaces for objects </text:p>
      <text:p text:style-name="P11">• Clusters, regions, zones, storage policies, and nodes—the basic units of Swift ar‐ </text:p>
      <text:p text:style-name="P11">chitecture </text:p>
      <text:p text:style-name="P11">• Main server and consistency processes that handle and maintain the data </text:p>
      <text:p text:style-name="P11">• </text:p>
      <text:p text:style-name="P11">The next chapters cover how all these elements work together so that you can move </text:p>
      <text:p text:style-name="P11">from a conceptual understanding to becoming comfortable with installing, operating, </text:p>
      <text:p text:style-name="P11">and maintaining Swift.</text:p>
      <text:p text:style-name="P11"/>
      <text:p text:style-name="P12"><text:span text:style-name="T1">Sending a Request</text:span> </text:p>
      <text:p text:style-name="P12">If you send a request to a Swift cluster, it should contain the following components: </text:p>
      <text:p text:style-name="P12">• Storage URL </text:p>
      <text:p text:style-name="P12">• Authentication information </text:p>
      <text:p text:style-name="P12">• HTTP verb </text:p>
      <text:p text:style-name="P12">• Optional: any data or metadata to be written</text:p>
      <text:p text:style-name="P12"/>
      <text:p text:style-name="P12"/>
      <text:p text:style-name="P12"/>
      <text:p text:style-name="P13"><text:soft-page-break/><text:span text:style-name="T1">Using cURL</text:span> </text:p>
      <text:p text:style-name="P13">Client for URLs (cURL) is a popular command-line tool for transferring data to and </text:p>
      <text:p text:style-name="P13">from a server using the URL syntax. It is often preinstalled on systems or is easily in‐ </text:p>
      <text:p text:style-name="P13">stalled on the command line. cURL provides detailed control over HTTP requests, so </text:p>
      <text:p text:style-name="P13">it can handle all possible Swift requests. Because cURL takes the HTTP verbs explicitly, </text:p>
      <text:p text:style-name="P13">it is often used to provide examples for Swift.</text:p>
      <text:p text:style-name="P13"/>
      <text:p text:style-name="P13">Create a new container </text:p>
      <text:p text:style-name="P13">Make a PUT request to the new container’s location: </text:p>
      <text:p text:style-name="P13">curl -X PUT [...] http://swift.example.com/v1/AUTH_bob/container2 </text:p>
      <text:p text:style-name="P13">List all containers in an account </text:p>
      <text:p text:style-name="P13">Make a GET request to the account’s location: </text:p>
      <text:p text:style-name="P13">curl -X GET [...] http://swift.example.com/v1/AUTH_bob </text:p>
      <text:p text:style-name="P13">Upload an object </text:p>
      <text:p text:style-name="P13">Make a PUT request to the object’s location: </text:p>
      <text:p text:style-name="P13">curl -X PUT [...] http://swift.example.com/v1/AUTH_bob/container1 -T object.jpg </text:p>
      <text:p text:style-name="P13">46 </text:p>
      <text:p text:style-name="P13">| </text:p>
      <text:p text:style-name="P13">Chapter 4: Swift BasicsList all the objects in a container </text:p>
      <text:p text:style-name="P13">Make a GET request to a container’s location: </text:p>
      <text:p text:style-name="P13">curl -X GET [...] http://swift.example.com/v1/AUTH_bob/container1 </text:p>
      <text:p text:style-name="P13">Download an object </text:p>
      <text:p text:style-name="P13">Make a GET request to the object’s location: </text:p>
      <text:p text:style-name="P13">curl -X GET [...] <text:bookmark-start text:name="__DdeLink__633_624010988"/><text:a xlink:type="simple" xlink:href="http://swift.example.com/v1/AUTH_bob/container1/object.jpg">http://swift.example.com/v1/AUTH_bob/container1/object.jpg</text:a><text:bookmark-end text:name="__DdeLink__633_624010988"/></text:p>
      <text:p text:style-name="P13"/>
      <text:p text:style-name="P13"><text:span text:style-name="T1">Using Swift</text:span> </text:p>
      <text:p text:style-name="P13">The Swift CLI is part of the python-swiftclient package and can be installed on any </text:p>
      <text:p text:style-name="P13">computer running Python 2.6 or 2.7. Detailed installation instructions can be found on </text:p>
      <text:p text:style-name="P13">the OpenStack website.</text:p>
      <text:p text:style-name="P13"/>
      <text:p text:style-name="P14">Swift CLI subcommands </text:p>
      <text:p text:style-name="P14">The commands you type in to the Swift CLI and the corresponding HTTP requests it </text:p>
      <text:p text:style-name="P14">issues are: </text:p>
      <text:p text:style-name="P14">delete (HTTP DELETE ) </text:p>
      <text:p text:style-name="P14">Delete a container or objects within a container </text:p>
      <text:p text:style-name="P14">download (HTTP GET ) </text:p>
      <text:p text:style-name="P14">Download objects from containers </text:p>
      <text:p text:style-name="P14">list ( HTTP GET ) </text:p>
      <text:p text:style-name="P14">List containers in an account or objects in a container. </text:p>
      <text:p text:style-name="P14">Communication Tools </text:p>
      <text:p text:style-name="P14">post (HTTP POST ) </text:p>
      <text:p text:style-name="P14">Update metadata for account, container, or object (may also be used to create a </text:p>
      <text:p text:style-name="P14">container) </text:p>
      <text:p text:style-name="P14">stat (HTTP HEAD ) </text:p>
      <text:p text:style-name="P14">Display header information for account, container, or object </text:p>
      <text:p text:style-name="P14">upload (HTTP PUT ) </text:p>
      <text:p text:style-name="P14">Upload files or directories to a container</text:p>
      <text:p text:style-name="P14"/>
      <text:p text:style-name="P14"/>
      <text:p text:style-name="P14">Open source client libraries for Swift are available for most modern programming lan‐ </text:p>
      <text:p text:style-name="P14">guages, including: </text:p>
      <text:p text:style-name="P14">• Python </text:p>
      <text:p text:style-name="P14"><text:soft-page-break/>• Ruby </text:p>
      <text:p text:style-name="P14">• PHP </text:p>
      <text:p text:style-name="P14">• C#/.NET </text:p>
      <text:p text:style-name="P14">• Java</text:p>
      <text:p text:style-name="P14"/>
      <text:p text:style-name="P14"/>
      <text:p text:style-name="P14"/>
      <text:p text:style-name="P14">Installing</text:p>
      <text:p text:style-name="P14"/>
      <text:p text:style-name="P14"/>
      <text:p text:style-name="P14">apt-get install git curl gcc memcached rsync sqlite3 xfsprogs \ </text:p>
      <text:p text:style-name="P14">git-core libffi-dev python-setuptools </text:p>
      <text:p text:style-name="P14"/>
      <text:p text:style-name="P14">apt-get install python-coverage python-dev python-nose \ </text:p>
      <text:p text:style-name="P14">python-simplejson python-xattr python-eventlet \ </text:p>
      <text:p text:style-name="P14">python-greenlet python-pastedeploy python-netifaces\ </text:p>
      <text:p text:style-name="P14">python-pip python-dnspython python-mock</text:p>
      <text:p text:style-name="P14"/>
      <text:p text:style-name="P14">rpm -Uvh <text:a xlink:type="simple" xlink:href="http://dl.fedoraproject.org/pub/epel/6/x86_64/epel-release-6-8.noarch.rpm">http://dl.fedoraproject.org/pub/epel/6/x86_64/epel-release-6-8.noarch.rpm</text:a></text:p>
      <text:p text:style-name="P14"/>
      <text:p text:style-name="P14">yum update </text:p>
      <text:p text:style-name="P14">yum install git curl gcc memcached rsync sqlite xfsprogs git-core \ </text:p>
      <text:p text:style-name="P14">libffi-devel xinetd python-setuptools python-coverage \ </text:p>
      <text:p text:style-name="P14">python-devel python-nose python-simplejson pyxattr \ </text:p>
      <text:p text:style-name="P14">python-eventlet python-greenlet python-paste-deploy \ </text:p>
      <text:p text:style-name="P14">python-netifaces python-pip python-dns python-mock</text:p>
      <text:p text:style-name="P14"/>
      <text:p text:style-name="P14"/>
      <text:p text:style-name="P14">cd /opt </text:p>
      <text:p text:style-name="P14">git clone https://github.com/openstack/python-swiftclient.git </text:p>
      <text:p text:style-name="P14">cd /opt/python-swiftclient; sudo pip install -r requirements.txt; </text:p>
      <text:p text:style-name="P14">python setup.py install; cd</text:p>
      <text:p text:style-name="P14"/>
      <text:p text:style-name="P14">cd /opt </text:p>
      <text:p text:style-name="P14">git clone https://github.com/openstack/swift.git </text:p>
      <text:p text:style-name="P14">cd /opt/swift ; sudo python setup.py install; cd .. </text:p>
      <text:p text:style-name="P14"/>
      <text:p text:style-name="P14">Fedora 19+ users might need to run the following if the installation of Swift fails: </text:p>
      <text:p text:style-name="P14">#For Fedora 19+ </text:p>
      <text:p text:style-name="P14">pip install -U xattr </text:p>
      <text:p text:style-name="P14">pip install -r swift/requirements.txt</text:p>
      <text:p text:style-name="P14"/>
      <text:p text:style-name="P14"><text:span text:style-name="T1">Copying in Swift Configuration Files</text:span> </text:p>
      <text:p text:style-name="P14">Create a directory for Swift and then copy in the sample configuration files so you can </text:p>
      <text:p text:style-name="P14">use them as a template during configuration: </text:p>
      <text:p text:style-name="P14">mkdir -p /etc/swift </text:p>
      <text:p text:style-name="P14">cd /opt/swift/etc </text:p>
      <text:p text:style-name="P14">cp account-server.conf-sample /etc/swift/account-server.conf </text:p>
      <text:p text:style-name="P14">cp container-server.conf-sample /etc/swift/container-server.conf </text:p>
      <text:p text:style-name="P14">cp object-server.conf-sample /etc/swift/object-server.conf </text:p>
      <text:p text:style-name="P14">cp proxy-server.conf-sample /etc/swift/proxy-server.conf </text:p>
      <text:p text:style-name="P14">cp drive-audit.conf-sample /etc/swift/drive-audit.conf </text:p>
      <text:p text:style-name="P14"><text:soft-page-break/>cp swift.conf-sample /etc/swift/swift.conf</text:p>
      <text:p text:style-name="P14"/>
      <text:p text:style-name="P14"/>
      <text:p text:style-name="P14">Before starting the processes, the newly installed Swift needs configuring. You will need </text:p>
      <text:p text:style-name="P14">to create the builder files, add the drives, and build the rings. After that we will discuss </text:p>
      <text:p text:style-name="P14">how to set up logging, start services, and check our work.</text:p>
      <text:p text:style-name="P14"/>
      <text:p text:style-name="P14"/>
      <text:p text:style-name="P14"/>
      <text:p text:style-name="P14"/>
      <text:p text:style-name="P14"/>
      <text:p text:style-name="P14"/>
      <text:p text:style-name="P14"/>
      <text:p text:style-name="P14"/>
      <text:p text:style-name="P14"/>
      <text:p text:style-name="P41">r</text:p>
      <text:p text:style-name="Preformatted_20_Text">e <text:s/>| <text:s text:c="2"/>+-----------------+</text:p>
      <text:p text:style-name="Preformatted_20_Text">p <text:s/>| 0 | 0 1 2 3 0 1 2 3 |</text:p>
      <text:p text:style-name="Preformatted_20_Text">l <text:s/>| 1 | 1 2 3 0 1 2 3 0 |</text:p>
      <text:p text:style-name="Preformatted_20_Text">i <text:s/>| 2 | 2 3 0 1 2 3 0 1 |</text:p>
      <text:p text:style-name="Preformatted_20_Text">c <text:s/>v <text:s text:c="2"/>+-----------------+</text:p>
      <text:p text:style-name="Preformatted_20_Text">a <text:s text:c="7"/>0 1 2 3 4 5 6 7</text:p>
      <text:p text:style-name="Preformatted_20_Text"><text:s text:c="7"/>------------------&gt;</text:p>
      <text:p text:style-name="P43"><text:s text:c="11"/>partition</text:p>
      <text:p text:style-name="P14"/>
      <text:p text:style-name="P14"/>
      <text:p text:style-name="P14"/>
      <text:p text:style-name="P41">$ swift-ring-builder mybuilder </text:p>
      <text:p text:style-name="Preformatted_20_Text">mybuilder, build version 4</text:p>
      <text:p text:style-name="Preformatted_20_Text">8 partitions, 3.000000 replicas, 1 regions, 1 zones, 4 devices, 0.00 balance</text:p>
      <text:p text:style-name="Preformatted_20_Text">The minimum number of hours before a partition can be reassigned is 0</text:p>
      <text:p text:style-name="Preformatted_20_Text">Devices: <text:s text:c="3"/>id <text:s/>region <text:s/>zone <text:s text:c="5"/>ip address <text:s/>port <text:s/>replication ip <text:s/>replication port <text:s text:c="5"/>name weight partitions balance meta</text:p>
      <text:p text:style-name="Preformatted_20_Text"><text:s text:c="13"/>0 <text:s text:c="6"/>1 <text:s text:c="4"/>1 <text:s text:c="3"/>192.168.0.10 <text:s/>6000 <text:s text:c="3"/>192.168.0.10 <text:s text:c="13"/>6000 <text:s text:c="5"/>sdb1 100.00 <text:s text:c="9"/>6 <text:s text:c="3"/>0.00 </text:p>
      <text:p text:style-name="Preformatted_20_Text"><text:s text:c="13"/>1 <text:s text:c="6"/>1 <text:s text:c="4"/>1 <text:s text:c="3"/>192.168.0.10 <text:s/>6000 <text:s text:c="3"/>192.168.0.10 <text:s text:c="13"/>6000 <text:s text:c="5"/>sdc1 100.00 <text:s text:c="9"/>6 <text:s text:c="3"/>0.00 </text:p>
      <text:p text:style-name="Preformatted_20_Text"><text:s text:c="13"/>2 <text:s text:c="6"/>1 <text:s text:c="4"/>1 <text:s text:c="3"/>192.168.0.11 <text:s/>6000 <text:s text:c="3"/>192.168.0.11 <text:s text:c="13"/>6000 <text:s text:c="5"/>sdb1 100.00 <text:s text:c="9"/>6 <text:s text:c="3"/>0.00 </text:p>
      <text:p text:style-name="P43"><text:s text:c="13"/>3 <text:s text:c="6"/>1 <text:s text:c="4"/>1 <text:s text:c="3"/>192.168.0.11 <text:s/>6000 <text:s text:c="3"/>192.168.0.11 6000 <text:s text:c="5"/>sdc1 100.00 <text:s text:c="9"/>6 <text:s text:c="3"/>0.00</text:p>
      <text:p text:style-name="P14"/>
      <text:p text:style-name="P14"/>
      <text:p text:style-name="P41"><text:span text:style-name="Source_20_Text">sudo swift-ring-builder /etc/swift/account.builder create 12 3 1</text:span></text:p>
      <text:p text:style-name="Preformatted_20_Text"><text:span text:style-name="Source_20_Text">sudo swift-ring-builder /etc/swift/container.builder create 12 3 1</text:span></text:p>
      <text:p text:style-name="P43"><text:span text:style-name="Strong_20_Emphasis"><text:span text:style-name="Source_20_Text"><text:span text:style-name="T3">s</text:span></text:span></text:span><text:span text:style-name="Strong_20_Emphasis"><text:span text:style-name="Source_20_Text">udo swift-ring-builder /etc/swift/object.builder create 12 3 1</text:span></text:span></text:p>
      <text:p text:style-name="P41"><text:span text:style-name="Strong_20_Emphasis"><text:span text:style-name="Source_20_Text">sudo swift-ring-builder /etc/swift/account.builder add z1-</text:span></text:span><text:span text:style-name="Strong_20_Emphasis"><text:span text:style-name="Emphasis"><text:span text:style-name="Source_20_Text">192.0.43.10</text:span></text:span></text:span><text:span text:style-name="Strong_20_Emphasis"><text:span text:style-name="Source_20_Text">:6002/z1d1 100</text:span></text:span></text:p>
      <text:p text:style-name="Preformatted_20_Text"><text:span text:style-name="Strong_20_Emphasis"><text:span text:style-name="Source_20_Text">sudo swift-ring-builder /etc/swift/account.builder add z1-</text:span></text:span><text:span text:style-name="Strong_20_Emphasis"><text:span text:style-name="Source_20_Text"><text:span text:style-name="Emphasis">192.0.43.10</text:span></text:span></text:span><text:span text:style-name="Strong_20_Emphasis"><text:span text:style-name="Source_20_Text">:6002/z1d2 100</text:span></text:span></text:p>
      <text:p text:style-name="Preformatted_20_Text"><text:span text:style-name="Strong_20_Emphasis"><text:span text:style-name="Source_20_Text">sudo swift-ring-builder /etc/swift/account.builder add z2-</text:span></text:span><text:span text:style-name="Strong_20_Emphasis"><text:span text:style-name="Source_20_Text"><text:span text:style-name="Emphasis">192.0.43.10</text:span></text:span></text:span><text:span text:style-name="Strong_20_Emphasis"><text:span text:style-name="Source_20_Text">:6002/z2d1 </text:span></text:span></text:p>
      <text:p text:style-name="Preformatted_20_Text"><text:span text:style-name="Strong_20_Emphasis"><text:span text:style-name="Source_20_Text">sudo swift-ring-builder /etc/swift/account.builder add z2-</text:span></text:span><text:span text:style-name="Strong_20_Emphasis"><text:span text:style-name="Emphasis"><text:span text:style-name="Source_20_Text">192.0.43.10</text:span></text:span></text:span><text:span text:style-name="Strong_20_Emphasis"><text:span text:style-name="Source_20_Text">:6002/z2d2 </text:span></text:span></text:p>
      <text:p text:style-name="Preformatted_20_Text"><text:span text:style-name="Strong_20_Emphasis"><text:span text:style-name="Source_20_Text">sudo swift-ring-builder /etc/swift/account.builder add z3-</text:span></text:span><text:span text:style-name="Strong_20_Emphasis"><text:span text:style-name="Source_20_Text"><text:span text:style-name="Emphasis">192.0.43.10</text:span></text:span></text:span><text:span text:style-name="Strong_20_Emphasis"><text:span text:style-name="Source_20_Text">:6002/z3d1 </text:span></text:span></text:p>
      <text:p text:style-name="P43"><text:span text:style-name="Strong_20_Emphasis"><text:span text:style-name="Source_20_Text">sudo swift-ring-builder /etc/swift/account.builder add z3-</text:span></text:span><text:span text:style-name="Strong_20_Emphasis"><text:span text:style-name="Emphasis"><text:span text:style-name="Source_20_Text">192.0.43.10</text:span></text:span></text:span><text:span text:style-name="Strong_20_Emphasis"><text:span text:style-name="Source_20_Text">:6002/z3d2 100</text:span></text:span></text:p>
      <text:p text:style-name="P14"><text:soft-page-break/></text:p>
      <text:p text:style-name="P15"><text:tab/></text:p>
      <text:p text:style-name="P15"/>
      <text:p text:style-name="P15"/>
      <text:p text:style-name="P9">CPU calculation formula</text:p>
      <text:p text:style-name="P15">(total drives in chassis × c<text:tab/>ores · (GHz / drives )) / GHz of cores</text:p>
      <text:p text:style-name="P15"/>
      <text:p text:style-name="P15">suggest at least 1 GB of RAM per drive</text:p>
      <text:p text:style-name="P16">The default XFS inode size is 256 bytes</text:p>
      <text:p text:style-name="P16">needs at least 1 KB of RAM per object</text:p>
      <text:p text:style-name="P16"/>
      <text:p text:style-name="P5">For example, consider nodes with: </text:p>
      <text:p text:style-name="P16">• 36 drive bays </text:p>
      <text:p text:style-name="P16">• 4 TB disks </text:p>
      <text:p text:style-name="P16">• Average object size of 50 KB </text:p>
      <text:p text:style-name="P16">• Disks approximately 50% full</text:p>
      <text:p text:style-name="P16"/>
      <text:p text:style-name="P16">In such a scenario, each node would store approximately 1.5 billion objects. Hence, to </text:p>
      <text:p text:style-name="P16">store all the inodes in RAM for 1.5 billion 50 KB objects, you would need almost 1.4 TB </text:p>
      <text:p text:style-name="P16">of RAM in each server.</text:p>
      <text:p text:style-name="P16"/>
      <text:p text:style-name="P16"><text:span text:style-name="T1">To contrast the previous example, consider the following situation:</text:span> </text:p>
      <text:p text:style-name="P16">• 60 drive bays </text:p>
      <text:p text:style-name="P16">• 4 TB disks </text:p>
      <text:p text:style-name="P16">• Average object size of 25 MB </text:p>
      <text:p text:style-name="P16">• Disks about 90% full</text:p>
      <text:p text:style-name="P16"/>
      <text:p text:style-name="P16">In this scenario you would store fewer than 9 million 25 MB objects on each node. As </text:p>
      <text:p text:style-name="P16">a result, that would only require roughly 9 GB of RAM to store every inode in RAM.</text:p>
      <text:p text:style-name="P16"/>
      <text:p text:style-name="P17">All nodes require a drive for the operating system. It is common to see a pair of drives </text:p>
      <text:p text:style-name="P17">deployed using RAID1 for the operating system (OS) in order to prevent a single drive </text:p>
      <text:p text:style-name="P17">failure from taking out an entire node.</text:p>
      <text:p text:style-name="P17"/>
      <text:p text:style-name="P6">recommend storing account and container data on SSDs</text:p>
      <text:p text:style-name="P6"/>
      <text:p text:style-name="P18">of course have a minimum of three </text:p>
      <text:p text:style-name="P18">SSDs in your system, or whatever your replica count is set to, in order to take </text:p>
      <text:p text:style-name="P18">advantage of the as-unique-as-possible principle.</text:p>
      <text:p text:style-name="P18"/>
      <text:p text:style-name="P6">Outward-facing network </text:p>
      <text:p text:style-name="P18">— For external (Internet and/or client) communication via API access </text:p>
      <text:p text:style-name="P18">— Used by the proxy and authentication services </text:p>
      <text:p text:style-name="P18">— If a load balancer is not being used, you’ll need to consider how you will dis‐ </text:p>
      <text:p text:style-name="P18">tribute client load between the available proxy servers</text:p>
      <text:p text:style-name="P18"/>
      <text:p text:style-name="P18"><text:span text:style-name="T1">Cluster-facing network</text:span> </text:p>
      <text:p text:style-name="P18">— Used for internal node-to-node communication </text:p>
      <text:p text:style-name="P18">— Traffic on this network is not encrypted, so this network must be otherwise </text:p>
      <text:p text:style-name="P18">secured</text:p>
      <text:p text:style-name="P18"/>
      <text:p text:style-name="P18"/>
      <text:p text:style-name="P18"><text:soft-page-break/><text:span text:style-name="T1">Replication network</text:span> </text:p>
      <text:p text:style-name="P18">— Multi-region clusters will likely need a network segment for replication traffic </text:p>
      <text:p text:style-name="P18">— Even single-region clusters can benefit from a dedicated replication subnet </text:p>
      <text:p text:style-name="P18">— Traffic on this network is also not encrypted, so it, too, should be inaccessible </text:p>
      <text:p text:style-name="P18">by unauthorized clients</text:p>
      <text:p text:style-name="P18"/>
      <text:p text:style-name="P19"><text:span text:style-name="T1">Out-of-band node management</text:span> </text:p>
      <text:p text:style-name="P19">— The internal network is used by the Intelligent Platform Management Interface </text:p>
      <text:p text:style-name="P19">(IPMI), Dell Remote Access Controller (DRAC), Integrated Lights-Out (iLO), </text:p>
      <text:p text:style-name="P19">or other hardware management system</text:p>
      <text:p text:style-name="P19"/>
      <text:p text:style-name="P19"><text:span text:style-name="T1">Cluster management</text:span> </text:p>
      <text:p text:style-name="P19">— Similar to the the out-of-band network, if a central controller such as the Swift‐ </text:p>
      <text:p text:style-name="P19">Stack Controller is used for cluster management, it is recommended that it be </text:p>
      <text:p text:style-name="P19">kept on a separate subnet.</text:p>
      <text:p text:style-name="P19"/>
      <text:p text:style-name="P20"><text:span text:style-name="T1">Separate NICs for separate network segments</text:span> </text:p>
      <text:p text:style-name="P20">For small (and test) clusters, you might get away with using one flat </text:p>
      <text:p text:style-name="P20">network for all communication. For most other scenarios, it’s a good </text:p>
      <text:p text:style-name="P20">idea to create separate subnets for each of the network segments.</text:p>
      <text:p text:style-name="P20"/>
      <text:p text:style-name="P7">When considering NICs, you have a set of network segments to consider: </text:p>
      <text:p text:style-name="P21">• Outward-facing traffic (typically 10 GbE) </text:p>
      <text:p text:style-name="P21">• Cluster-facing traffic (typically 10 GbE) </text:p>
      <text:p text:style-name="P21"><text:span text:style-name="T1">Cluster Networking</text:span> </text:p>
      <text:p text:style-name="P21">• Replication traffic (typically 10 GbE) </text:p>
      <text:p text:style-name="P21">• Out-of-band node management (typically 1 GbE) </text:p>
      <text:p text:style-name="P21">• Swift controller traffic: for SwiftStack or other cluster management solutions (typ‐ </text:p>
      <text:p text:style-name="P21">ically 1 GbE)</text:p>
      <text:p text:style-name="P21"/>
      <text:p text:style-name="P21"/>
      <text:p text:style-name="P7">Consider the following use cases for a Swift deployment: </text:p>
      <text:p text:style-name="P21">• Software-as-a-service (SaaS) provider, storing application data and serving it with </text:p>
      <text:p text:style-name="P21">high availability to enterprise customers or end users worldwide </text:p>
      <text:p text:style-name="P21">• General-purpose website, designed to support high-traffic loads </text:p>
      <text:p text:style-name="P21">• Financial service, storing data with high durability and stringent compliance re‐ </text:p>
      <text:p text:style-name="P21">quirements </text:p>
      <text:p text:style-name="P21">• Media/entertainment application, serving large volumes of data to many users </text:p>
      <text:p text:style-name="P21">• Promising experimental project, which must be architected for data growth, con‐ </text:p>
      <text:p text:style-name="P21">currency, and low latency upon success </text:p>
      <text:p text:style-name="P21">• Internal enterprise solution for storage and file sharing in a private cloud </text:p>
      <text:p text:style-name="P21">• Cold-storage system, which is expected to grow rapidly and must meet durability </text:p>
      <text:p text:style-name="P21">requirements for legal or corporate policy compliance </text:p>
      <text:p text:style-name="P21">• Public cloud storage provider</text:p>
      <text:p text:style-name="P21"/>
      <text:p text:style-name="P22"><text:span text:style-name="T1">Storage requirements</text:span> </text:p>
      <text:p text:style-name="P22">— What is the initial desired storage capacity and scaling plan for data growth? </text:p>
      <text:p text:style-name="P22">— Data durability: how many replicas will you be storing? </text:p>
      <text:p text:style-name="P22">— What are the trade-offs between commodity hardware and proprietary systems? </text:p>
      <text:p text:style-name="P22">— Will you be using existing hardware? </text:p>
      <text:p text:style-name="P22">— Are there any compliance requirements for the storage and access of the data? </text:p>
      <text:p text:style-name="P22"><text:span text:style-name="T1">• Access patterns</text:span> </text:p>
      <text:p text:style-name="P22"><text:soft-page-break/>— How many users will concurrently access the system? </text:p>
      <text:p text:style-name="P22">— How frequently will they access the system, in requests per second per user? </text:p>
      <text:p text:style-name="P22">— Is request traffic typically consistent or bursty? How large a burst (in both re‐ </text:p>
      <text:p text:style-name="P22">quests per second and bytes per second) must the system support? </text:p>
      <text:p text:style-name="P22">— How low a latency is desired in servicing requests? </text:p>
      <text:p text:style-name="P22">— Is all data expected to be accessed uniformly? </text:p>
      <text:p text:style-name="P22"><text:span text:style-name="T1">• Geographical requirements</text:span> </text:p>
      <text:p text:style-name="P22">— Where will the cluster be deployed? </text:p>
      <text:p text:style-name="P22">— Will your cluster be deployed to one geographical site, or multiple sites? </text:p>
      <text:p text:style-name="P22">— Where are the cluster’s users? </text:p>
      <text:p text:style-name="P22">— What patterns of network latency (ping time) exist between the users’ locations </text:p>
      <text:p text:style-name="P22">and the cluster’s locations? </text:p>
      <text:p text:style-name="P22">— Are some users close and others far?</text:p>
      <text:p text:style-name="P22"/>
      <text:p text:style-name="P8">Capacity storage formula</text:p>
      <text:p text:style-name="P23">usable capacity desired in GiB × replica count × 1.087 = total raw storage needed in GB</text:p>
      <text:p text:style-name="P23"/>
      <text:p text:style-name="P24">Total storage = total number of Hds / HD size</text:p>
      <text:p text:style-name="P24"/>
      <text:p text:style-name="P25">Total number of servers (nodes) = total number of Hds / slots in chassis for storage drives</text:p>
      <text:p text:style-name="P25"/>
      <text:p text:style-name="P26">So to ingest 1 Gbps of data, the proxy </text:p>
      <text:p text:style-name="P26">server must be able to send 3 Gbps of data to the object servers.</text:p>
      <text:p text:style-name="P26"/>
      <text:p text:style-name="P27">That solution could be anything from round-robin DNS </text:p>
      <text:p text:style-name="P27">using BIND, to HAProxy and other open source solutions, as well as commercial equip‐ </text:p>
      <text:p text:style-name="P27">ment from companies like F5 and A10.</text:p>
      <text:p text:style-name="P27"/>
      <text:p text:style-name="P28">Authentication is the process of presenting credentials and getting a token.</text:p>
      <text:p text:style-name="P28"/>
      <text:p text:style-name="P28"/>
      <text:p text:style-name="P28"><text:span text:style-name="T1">1. Authentication Request</text:span> </text:p>
      <text:p text:style-name="P28">a. The Swift proxy server process receives the request with the user’s credential </text:p>
      <text:p text:style-name="P28">information and passes it to the Swift auth middleware. </text:p>
      <text:p text:style-name="P28"><text:span text:style-name="T1">2.</text:span> <text:span text:style-name="T1">Authentication Handling</text:span> </text:p>
      <text:p text:style-name="P28">a. Each configured auth middleware component will check the request to deter‐ </text:p>
      <text:p text:style-name="P28">mine whether its own (possibly external) auth system can verify user credentials </text:p>
      <text:p text:style-name="P28">that have the format presented. </text:p>
      <text:p text:style-name="P28">b. If the auth middleware doesn’t recognize the format of the user’s credentials, it </text:p>
      <text:p text:style-name="P28">takes no action. </text:p>
      <text:p text:style-name="P28">c. If the auth middleware recognizes the format of the user’s credentials, it tries to </text:p>
      <text:p text:style-name="P28">verify them by calling on its auth system. An auth system might be an external </text:p>
      <text:p text:style-name="P28">service such as LDAP or Keystone, or a local utility such as a file of encrypted </text:p>
      <text:p text:style-name="P28">usernames and passwords. In either case, in this section we will refer to this </text:p>
      <text:p text:style-name="P28">source of truth as the auth system, distinct from the Python middleware com‐ </text:p>
      <text:p text:style-name="P28">ponent, which we call the auth middleware. </text:p>
      <text:p text:style-name="P28">i. After each auth system check, regardless of the outcome, the request passes </text:p>
      <text:p text:style-name="P28">to the next auth middleware until all have checked it. </text:p>
      <text:p text:style-name="P28">ii. If the auth system can’t verify the credentials, it does nothing, allowing the </text:p>
      <text:p text:style-name="P28">request to pass on to the next auth system (if any). </text:p>
      <text:p text:style-name="P28">iii. If the auth system verifies the credentials, it will return positive verification </text:p>
      <text:p text:style-name="P28">as well as additional information about the account, including the storage </text:p>
      <text:p text:style-name="P28"><text:soft-page-break/>URL and authorization information. </text:p>
      <text:p text:style-name="P28">iv. The middleware receives the verification from the auth system; if it is nega‐ </text:p>
      <text:p text:style-name="P28">tive, no action is taken. If it is positive, the middleware creates an authenti‐ </text:p>
      <text:p text:style-name="P28">cation token (auth token) and stores the relevant information.</text:p>
      <text:p text:style-name="P28"/>
      <text:p text:style-name="P28"/>
      <text:p text:style-name="P29">Most auth middleware use a reseller prefix when creating an auth token. This is highly </text:p>
      <text:p text:style-name="P29">recommended to help avoid conflicts with other auth systems. The standard format for </text:p>
      <text:p text:style-name="P29">a reseller prefix is a short, all-caps abbreviation (e.g., KEY for Keystone) followed by an </text:p>
      <text:p text:style-name="P29">underscore (e.g., KEY_ ). </text:p>
      <text:p text:style-name="P29">For example: </text:p>
      <text:p text:style-name="P29"><text:span text:style-name="T1">TempAuth token</text:span> </text:p>
      <text:p text:style-name="P29">AUTH_ tk9a227572ba1841d98c248c5a9f7f3999 </text:p>
      <text:p text:style-name="P29"><text:span text:style-name="T1">Keystone auth token</text:span> </text:p>
      <text:p text:style-name="P29">KEY_ tk9a227572ba1841d98c248c5a9f7f3999 </text:p>
      <text:p text:style-name="P29">Most auth tokens expire 24 hours after their creation, by default. It is considered a good </text:p>
      <text:p text:style-name="P29">security practice to expire tokens after a limited period, in order to limit the damage if </text:p>
      <text:p text:style-name="P29">a token is leaked. If a company determines that it needs a longer period before expiration, </text:p>
      <text:p text:style-name="P29">the token_life value can be modified in the middleware’s configuration file. </text:p>
      <text:p text:style-name="P29">After the auth token expires, a user needs to reauthenticate against the auth URL and </text:p>
      <text:p text:style-name="P29">get a new auth token. Because most auth systems treat expired tokens identically to </text:p>
      <text:p text:style-name="P29">invalid tokens, a client can tell that the token expired if a request with a previously good </text:p>
      <text:p text:style-name="P29">token now receives a 401 Unauthorized response.</text:p>
      <text:p text:style-name="P29"/>
      <text:p text:style-name="P30"><text:span text:style-name="T1">Copying auth token and authorization information in Memcache</text:span> </text:p>
      <text:p text:style-name="P30">With the auth token created, most auth middleware will copy the auth token, its expiry </text:p>
      <text:p text:style-name="P30">time, and the authorization group information into a cache, typically Memcache, on the </text:p>
      <text:p text:style-name="P30">same machine as the proxy server process. As with many of the auth middleware set‐ </text:p>
      <text:p text:style-name="P30">tings, where the information is stored can be configured differently from the default. </text:p>
      <text:p text:style-name="P30">However, most auth middleware uses Memcache.</text:p>
      <text:p text:style-name="P30"/>
      <text:p text:style-name="P31">We will talk more about authorization later in this chapter. The important thing to know </text:p>
      <text:p text:style-name="P31">at this point is that when an auth system is returning authentication approval, it’s also </text:p>
      <text:p text:style-name="P31">retrieving the authorization information for a user from its external source, and storing </text:p>
      <text:p text:style-name="P31"/>
      <text:p text:style-name="P31"><text:span text:style-name="T1">Authentication and Authorizationit in Memcache for later use.</text:span> </text:p>
      <text:p text:style-name="P31">Most commonly the information is the list of the authorization groups to which the user belongs. In Swift, authorization privileges are attached to authorization groups, generally including the one member group that is automatically created for each user.</text:p>
      <text:p text:style-name="P31"/>
      <text:p text:style-name="P31"/>
      <text:p text:style-name="P32">Ansible most popular commands.</text:p>
      <text:p text:style-name="P33"><text:tab/></text:p>
      <text:p text:style-name="P33">sudo ansible-playbook site.yml --check</text:p>
      <text:p text:style-name="P32"/>
      <text:p text:style-name="P42"><text:span text:style-name="Source_20_Text">yum install http://dl.fedoraproject.org/pub/epel/6Server/x86_64/epel-release-6-8.noarch.rpm</text:span></text:p>
      <text:p text:style-name="P43"><text:span text:style-name="Source_20_Text">yum install https://repos.fedorapeople.org/repos/openstack/openstack-icehouse/rdo-release-icehouse-4.noarch.rpm</text:span></text:p>
      <text:p text:style-name="P42">yum install epel-release</text:p>
      <text:p text:style-name="P34">ansible all -s -m shell -a 'yum -y install epel-release executable=/bin/bash'</text:p>
      <text:p text:style-name="P34"/>
      <text:p text:style-name="P36"><text:soft-page-break/>Modules</text:p>
      <text:p text:style-name="P37">Modules are scripts</text:p>
      <text:p text:style-name="P40">5</text:p>
      <text:p text:style-name="P37">that come packaged with Ansible and perform some kind of</text:p>
      <text:p text:style-name="P37">action on a host. Admittedly, that’s a pretty generic description, but there’s enormous</text:p>
      <text:p text:style-name="P37">variety across Ansible modules. The modules we use in this chapter are:</text:p>
      <text:p text:style-name="P38">apt</text:p>
      <text:p text:style-name="P37">Installs or removes packages using the apt package manager.</text:p>
      <text:p text:style-name="P38">copy</text:p>
      <text:p text:style-name="P37">Copies a file from local machine to the hosts.</text:p>
      <text:p text:style-name="P38">file</text:p>
      <text:p text:style-name="P37">Sets the attribute of a file, symlink, or directory.</text:p>
      <text:p text:style-name="P38">service</text:p>
      <text:p text:style-name="P37">Starts, stops, or restarts a service.</text:p>
      <text:p text:style-name="P39">template</text:p>
      <text:p text:style-name="P37">Generates a file from a template and copies it to the hosts.</text:p>
      <text:p text:style-name="P34"/>
      <text:p text:style-name="P34"/>
      <text:p text:style-name="P35">ansible-doc ping</text:p>
      <text:p text:style-name="P35"/>
      <text:p text:style-name="P44">ansible proxy -m setup</text:p>
      <text:p text:style-name="P44"/>
      <text:p text:style-name="P44"/>
      <text:p text:style-name="P45">Example 7-8. First attempt at adding changed_when</text:p>
      <text:p text:style-name="P45">- name: initialize the database</text:p>
      <text:p text:style-name="P45">django_manage:</text:p>
      <text:p text:style-name="P45">command: createdb --noinput --nodata</text:p>
      <text:p text:style-name="P45">app_path: "{{ proj_path }}"</text:p>
      <text:p text:style-name="P45">virtualenv: "{{ venv_path }}"</text:p>
      <text:p text:style-name="P45">register: result</text:p>
      <text:p text:style-name="P45">changed_when: '"Creating tables" in result.out'</text:p>
      <text:p text:style-name="P45"/>
      <text:p text:style-name="P45">Instead, we need to ensure that Ansible evaluates result.out only if that variable is</text:p>
      <text:p text:style-name="P45">defined. One way is to explicitly check to see if the variable is defined:</text:p>
      <text:p text:style-name="P45">changed_when: result.out is defined and "Creating tables" not in result.out</text:p>
      <text:p text:style-name="P45"/>
      <text:p text:style-name="P45">Alternatively, we could also provide a default value for result.out if it doesn’t exist</text:p>
      <text:p text:style-name="P45">by using the Jinja2 default filter:</text:p>
      <text:p text:style-name="P45">changed_when: '"Creating tables" not in result.out|default("")'</text:p>
      <text:p text:style-name="P45"/>
      <text:p text:style-name="P45">Or we could simply check for failed to be false:</text:p>
      <text:p text:style-name="P45">changed_when: not result.failed and "Creating tables" not in result.out</text:p>
      <text:p text:style-name="P45"/>
      <text:p text:style-name="P45">We also need to change the failure behavior, since we don’t want Ansible to consider</text:p>
      <text:p text:style-name="P45">the task as failed just because createdb has been invoked already:</text:p>
      <text:p text:style-name="P45">failed_when: result.failed and "Database already created" not in result.msg</text:p>
      <text:p text:style-name="P45"/>
      <text:p text:style-name="P45"/>
      <text:p text:style-name="P45"/>
      <text:p text:style-name="P45"/>
      <text:p text:style-name="P45"><text:soft-page-break/>Example 7-9. Idempotent manage.py createdb</text:p>
      <text:p text:style-name="P45">- name: initialize the database</text:p>
      <text:p text:style-name="P45">django_manage:</text:p>
      <text:p text:style-name="P45">command: createdb --noinput --nodata</text:p>
      <text:p text:style-name="P45">app_path: "{{ proj_path }}"</text:p>
      <text:p text:style-name="P45">virtualenv: "{{ venv_path }}"</text:p>
      <text:p text:style-name="P45">register: result</text:p>
      <text:p text:style-name="P45">changed_when: not result.failed and "Creating tables" in result.out</text:p>
      <text:p text:style-name="P45">failed_when: result.failed and "Database already created" not in result.msg</text:p>
      <text:p text:style-name="P45"/>
      <text:p text:style-name="P45">Example 7-13. Using the failed filter</text:p>
      <text:p text:style-name="P45">- name: Run myprog</text:p>
      <text:p text:style-name="P45">command: /opt/myprog</text:p>
      <text:p text:style-name="P45">register: result</text:p>
      <text:p text:style-name="P45">ignore_errors: True</text:p>
      <text:p text:style-name="P45">- debug: var=result</text:p>
      <text:p text:style-name="P45">- debug: msg="Stop running the playbook if myprog failed"</text:p>
      <text:p text:style-name="P45">failed_when: result|failed</text:p>
      <text:p text:style-name="P45"/>
      <text:p text:style-name="P45"/>
      <text:p text:style-name="P45"/>
      <text:p text:style-name="P45">Table 7-3 shows a list of filters you can use on registered variables to check the status.</text:p>
      <text:p text:style-name="P45">Table 7-3. Task return value filters</text:p>
      <text:p text:style-name="P45">Name Description</text:p>
      <text:p text:style-name="P45">failed True if a registered value is a task that failed</text:p>
      <text:p text:style-name="P45">changed True if a registered value is a task that changed</text:p>
      <text:p text:style-name="P45">success True if a registered value is a task that succeeded</text:p>
      <text:p text:style-name="P45">skipped True if a registered value is a task that was skipped</text:p>
      <text:p text:style-name="P45"/>
      <text:p text:style-name="P45"/>
      <text:p text:style-name="P45"/>
      <text:p text:style-name="P45">Table 7-4. File path filters</text:p>
      <text:p text:style-name="P45">basename basename of file path</text:p>
      <text:p text:style-name="P45">dirname</text:p>
      <text:p text:style-name="P45">Directory of file path</text:p>
      <text:p text:style-name="P45">expanduser File path with ~ replaced by home directory</text:p>
      <text:p text:style-name="P45">realpath</text:p>
      <text:p text:style-name="P45">Canonical path of file path, resolves symbolic links</text:p>
      <text:p text:style-name="P45"/>
      <text:p text:style-name="P45">Ansible supports a collection of lookups for retrieving data from different sources, as</text:p>
      <text:p text:style-name="P45">shown in Table 7-5.</text:p>
      <text:p text:style-name="P45">Table 7-5. Lookups</text:p>
      <text:p text:style-name="P45">Name Description</text:p>
      <text:p text:style-name="P45">file Contents of a file</text:p>
      <text:p text:style-name="P45">password Randomly generate a password</text:p>
      <text:p text:style-name="P45">pipe Output of locally executed command</text:p>
      <text:p text:style-name="P45">env Environment variable</text:p>
      <text:p text:style-name="P45">template Jinja2 template after evaluation</text:p>
      <text:p text:style-name="P45">csvfile</text:p>
      <text:p text:style-name="P45">Entry in a .csv file</text:p>
      <text:p text:style-name="P45">dnstxt DNS TXT record</text:p>
      <text:p text:style-name="P45">redis_kv Redis key lookup</text:p>
      <text:p text:style-name="P45"><text:soft-page-break/>etcd etcd key look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1T14:07:00.714322318</meta:creation-date>
    <dc:date>2015-07-20T19:07:14.146881305</dc:date>
    <meta:editing-duration>PT21H49M25S</meta:editing-duration>
    <meta:editing-cycles>30</meta:editing-cycles>
    <meta:generator>LibreOffice/4.2.8.2$Linux_X86_64 LibreOffice_project/420m0$Build-2</meta:generator>
    <meta:document-statistic meta:table-count="0" meta:image-count="0" meta:object-count="0" meta:page-count="16" meta:paragraph-count="629" meta:word-count="5634" meta:character-count="35981" meta:non-whitespace-character-count="30180"/>
  </office:meta>
</office:document-meta>
</file>